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7169" officeooo:paragraph-rsid="001c7169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e868b" officeooo:paragraph-rsid="001e868b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fec55" officeooo:paragraph-rsid="001fec55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2a7e00" officeooo:paragraph-rsid="002a7e00"/>
    </style:style>
    <style:style style:name="T1" style:family="text">
      <style:text-properties officeooo:rsid="00213eb1"/>
    </style:style>
    <style:style style:name="T2" style:family="text">
      <style:text-properties officeooo:rsid="00226d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 Biology II – Lecture #12</text:p>
      <text:p text:style-name="P1"/>
      <text:list xml:id="list2449772693" text:style-name="L1">
        <text:list-item>
          <text:p text:style-name="P2">Memory Game </text:p>
          <text:list>
            <text:list-item>
              <text:p text:style-name="P4">List</text:p>
              <text:list>
                <text:list-item>
                  <text:p text:style-name="P3">Green, Red, Table, Horse, Kiwi, House, Grape, Yellow, Banana</text:p>
                </text:list-item>
              </text:list>
            </text:list-item>
          </text:list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9:33:26.075327481</meta:creation-date>
    <dc:date>2018-03-01T10:33:37.122558685</dc:date>
    <meta:editing-duration>PT1H3S</meta:editing-duration>
    <meta:editing-cycles>15</meta:editing-cycles>
    <meta:generator>LibreOffice/6.0.1.1$Linux_X86_64 LibreOffice_project/00m0$Build-1</meta:generator>
    <meta:document-statistic meta:table-count="0" meta:image-count="0" meta:object-count="0" meta:page-count="1" meta:paragraph-count="5" meta:word-count="21" meta:character-count="112" meta:non-whitespace-character-count="97"/>
  </office:meta>
</office:document-meta>
</file>